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16.267cm"/>
    </style:style>
    <style:style style:name="Tabela1.1" style:family="table-row">
      <style:table-row-properties style:min-row-height="1.2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6.267cm" fo:margin-left="-0.132cm" table:align="left" style:writing-mode="lr-tb"/>
    </style:style>
    <style:style style:name="Tabela2.A" style:family="table-column">
      <style:table-column-properties style:column-width="16.267cm"/>
    </style:style>
    <style:style style:name="Tabela2.1" style:family="table-row">
      <style:table-row-properties style:min-row-height="1.17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267cm" fo:margin-left="-0.132cm" table:align="left" style:writing-mode="lr-tb"/>
    </style:style>
    <style:style style:name="Tabela3.A" style:family="table-column">
      <style:table-column-properties style:column-width="2.625cm"/>
    </style:style>
    <style:style style:name="Tabela3.B" style:family="table-column">
      <style:table-column-properties style:column-width="13.642cm"/>
    </style:style>
    <style:style style:name="Tabela3.1" style:family="table-row">
      <style:table-row-properties style:min-row-height="4.223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7cm" fo:margin-left="-0.132cm" table:align="left" style:writing-mode="lr-tb"/>
    </style:style>
    <style:style style:name="Tabela4.A" style:family="table-column">
      <style:table-column-properties style:column-width="2.625cm"/>
    </style:style>
    <style:style style:name="Tabela4.B" style:family="table-column">
      <style:table-column-properties style:column-width="13.642cm"/>
    </style:style>
    <style:style style:name="Tabela4.1" style:family="table-row">
      <style:table-row-properties style:min-row-height="0.686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4.223cm" fo:keep-together="auto"/>
    </style:style>
    <style:style style:name="Tabela5" style:family="table">
      <style:table-properties style:width="16.267cm" fo:margin-left="-0.132cm" table:align="left" style:writing-mode="lr-tb"/>
    </style:style>
    <style:style style:name="Tabela5.A" style:family="table-column">
      <style:table-column-properties style:column-width="2.625cm"/>
    </style:style>
    <style:style style:name="Tabela5.B" style:family="table-column">
      <style:table-column-properties style:column-width="13.642cm"/>
    </style:style>
    <style:style style:name="Tabela5.1" style:family="table-row">
      <style:table-row-properties style:min-row-height="0.686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4.223cm" fo:keep-together="auto"/>
    </style:style>
    <style:style style:name="Tabela6" style:family="table">
      <style:table-properties style:width="16.267cm" fo:margin-left="-0.132cm" table:align="left" style:writing-mode="lr-tb"/>
    </style:style>
    <style:style style:name="Tabela6.A" style:family="table-column">
      <style:table-column-properties style:column-width="2.625cm"/>
    </style:style>
    <style:style style:name="Tabela6.B" style:family="table-column">
      <style:table-column-properties style:column-width="13.642cm"/>
    </style:style>
    <style:style style:name="Tabela6.1" style:family="table-row">
      <style:table-row-properties style:min-row-height="0.686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4.223cm" fo:keep-together="auto"/>
    </style:style>
    <style:style style:name="Tabela7" style:family="table">
      <style:table-properties style:width="16.267cm" fo:margin-left="-0.132cm" table:align="left" style:writing-mode="lr-tb"/>
    </style:style>
    <style:style style:name="Tabela7.A" style:family="table-column">
      <style:table-column-properties style:column-width="2.625cm"/>
    </style:style>
    <style:style style:name="Tabela7.B" style:family="table-column">
      <style:table-column-properties style:column-width="13.642cm"/>
    </style:style>
    <style:style style:name="Tabela7.1" style:family="table-row">
      <style:table-row-properties style:min-row-height="0.686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ing_20_6">
      <style:text-properties style:font-name="Times New Roman" style:font-name-complex="Times New Roman"/>
    </style:style>
    <style:style style:name="P5" style:family="paragraph" style:parent-style-name="Heading_20_7" style:list-style-name="">
      <style:paragraph-properties fo:margin-left="2.286cm" fo:margin-right="0cm" fo:text-indent="0cm" style:auto-text-indent="false"/>
    </style:style>
    <style:style style:name="P6" style:family="paragraph" style:parent-style-name="Table" style:list-style-name="WW8Num7"/>
    <style:style style:name="P7" style:family="paragraph" style:parent-style-name="Table" style:list-style-name="WW8Num8"/>
    <style:style style:name="P8" style:family="paragraph" style:parent-style-name="Table" style:list-style-name="WW8Num2"/>
    <style:style style:name="P9" style:family="paragraph" style:parent-style-name="Table" style:list-style-name="WW8Num13"/>
    <style:style style:name="P10" style:family="paragraph" style:parent-style-name="Table" style:list-style-name="WW8Num9"/>
    <style:style style:name="P11" style:family="paragraph" style:parent-style-name="Table" style:list-style-name="WW8Num9">
      <style:text-properties officeooo:paragraph-rsid="001ef4d2"/>
    </style:style>
    <style:style style:name="P12" style:family="paragraph" style:parent-style-name="Table" style:list-style-name="WW8Num4">
      <style:text-properties officeooo:paragraph-rsid="001ef4d2"/>
    </style:style>
    <style:style style:name="P13" style:family="paragraph" style:parent-style-name="Table" style:list-style-name="WW8Num11"/>
    <style:style style:name="P14" style:family="paragraph" style:parent-style-name="Table" style:list-style-name="WW8Num6"/>
    <style:style style:name="P15" style:family="paragraph" style:parent-style-name="Table" style:list-style-name="WW8Num14"/>
    <style:style style:name="P16" style:family="paragraph" style:parent-style-name="Table">
      <style:paragraph-properties style:snap-to-layout-grid="false"/>
    </style:style>
    <style:style style:name="P17" style:family="paragraph" style:parent-style-name="Table" style:list-style-name="WW8Num8">
      <style:text-properties officeooo:rsid="001ef4d2" officeooo:paragraph-rsid="001ef4d2"/>
    </style:style>
    <style:style style:name="P18" style:family="paragraph" style:parent-style-name="Table">
      <style:text-properties officeooo:rsid="001ef4d2" officeooo:paragraph-rsid="001ef4d2"/>
    </style:style>
    <style:style style:name="P19" style:family="paragraph" style:parent-style-name="Table">
      <style:text-properties officeooo:rsid="001f8a1f" officeooo:paragraph-rsid="001f8a1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ef4d2" style:font-name-complex="Times New Roman"/>
    </style:style>
    <style:style style:name="T4" style:family="text">
      <style:text-properties officeooo:rsid="001ef4d2"/>
    </style:style>
    <style:style style:name="T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Heading_20_5" text:outline-level="5"><text:span text:style-name="T2">Caso de uso – </text:span><text:span text:style-name="T3">Acessar Interface TouchScreen</text:span></text:h>
      <text:h text:style-name="Heading_20_6" text:outline-level="6">Precondições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2349139810" text:style-name="WW8Num7">
              <text:list-item>
                <text:p text:style-name="P6"/>
              </text:list-item>
            </text:list>
          </table:table-cell>
        </table:table-row>
      </table:table>
      <text:p text:style-name="Text_20_body"/>
      <text:h text:style-name="Heading_20_6" text:outline-level="6">Fluxo principal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xml:id="list4080347197" text:style-name="WW8Num8">
              <text:list-item>
                <text:p text:style-name="P7">O caso de uso se inicia quando o usuário solicita <text:span text:style-name="T4">fazer login como cliente</text:span></text:p>
              </text:list-item>
              <text:list-item>
                <text:p text:style-name="P17">O usuário preenche os dados</text:p>
              </text:list-item>
              <text:list-item>
                <text:p text:style-name="P17">O usuário confirma os dados</text:p>
              </text:list-item>
              <text:list-item>
                <text:p text:style-name="P17">O sistema verifica se o usuário está cadastrado</text:p>
              </text:list-item>
              <text:list-item>
                <text:p text:style-name="P17">O sistema exibe a mensagem de sucesso (MSG-02)</text:p>
              </text:list-item>
              <text:list-item>
                <text:p text:style-name="P17">O sistema exibe a tela de entrada</text:p>
              </text:list-item>
              <text:list-item>
                <text:p text:style-name="P7">O caso de uso é encerrado.</text:p>
              </text:list-item>
            </text:list>
          </table:table-cell>
        </table:table-row>
      </table:table>
      <text:p text:style-name="Text_20_body"/>
      <text:h text:style-name="P4" text:outline-level="6">Subfluxos </text:h>
      <text:h text:style-name="Heading_20_7" text:outline-level="7">Subfluxo 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Table">Passos</text:p>
          </table:table-cell>
          <table:table-cell table:style-name="Tabela3.B1" office:value-type="string">
            <text:list xml:id="list3632635067" text:style-name="WW8Num2">
              <text:list-item>
                <text:p text:style-name="P8">.</text:p>
              </text:list-item>
            </text:list>
          </table:table-cell>
        </table:table-row>
      </table:table>
      <text:p text:style-name="Text_20_body"/>
      <text:p text:style-name="Text_20_body"/>
      <text:h text:style-name="P4" text:outline-level="6">Fluxos alternativos</text:h>
      <text:h text:style-name="Heading_20_7" text:outline-level="7">Fluxo alternativo – <text:span text:style-name="T4">Usuário não cadastrado</text:span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Table">Precondições</text:p>
          </table:table-cell>
          <table:table-cell table:style-name="Tabela4.B1" office:value-type="string">
            <text:list xml:id="list156030417" text:style-name="WW8Num13">
              <text:list-item>
                <text:p text:style-name="P9">No passo <text:span text:style-name="T4">4</text:span> do fluxo principal, <text:span text:style-name="T4">o usuário não está cadastrado</text:span></text:p>
              </text:list-item>
            </text:list>
          </table:table-cell>
        </table:table-row>
        <table:table-row table:style-name="Tabela4.2">
          <table:table-cell table:style-name="Tabela4.A1" office:value-type="string">
            <text:p text:style-name="Table">Passos</text:p>
          </table:table-cell>
          <table:table-cell table:style-name="Tabela4.B1" office:value-type="string">
            <text:list xml:id="list3834103168" text:style-name="WW8Num9">
              <text:list-item>
                <text:p text:style-name="P11">O sistema <text:span text:style-name="T4">exibe mensagem de erro</text:span> (MSG-01)</text:p>
              </text:list-item>
              <text:list-item>
                <text:p text:style-name="P10">O sistema retorna ao passo 2 do fluxo principal</text:p>
              </text:list-item>
            </text:list>
          </table:table-cell>
        </table:table-row>
      </table:table>
      <text:p text:style-name="Text_20_body">+</text:p>
      <text:h text:style-name="Heading_20_7" text:outline-level="7"><text:soft-page-break/>Fluxo alternativo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Table">Precondições</text:p>
          </table:table-cell>
          <table:table-cell table:style-name="Tabela5.B1" office:value-type="string">
            <text:list xml:id="list337658757" text:style-name="WW8Num4">
              <text:list-item>
                <text:p text:style-name="P12"/>
              </text:list-item>
            </text:list>
          </table:table-cell>
        </table:table-row>
        <table:table-row table:style-name="Tabela5.2">
          <table:table-cell table:style-name="Tabela5.A1" office:value-type="string">
            <text:p text:style-name="Table">Passos</text:p>
          </table:table-cell>
          <table:table-cell table:style-name="Tabela5.B1" office:value-type="string">
            <text:list xml:id="list3231705146" text:style-name="WW8Num11">
              <text:list-item>
                <text:p text:style-name="P13"/>
              </text:list-item>
            </text:list>
          </table:table-cell>
        </table:table-row>
      </table:table>
      <text:h text:style-name="P5" text:outline-level="7"/>
      <text:h text:style-name="Heading_20_7" text:outline-level="7">Fluxo alternativo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able">Precondições</text:p>
          </table:table-cell>
          <table:table-cell table:style-name="Tabela6.B1" office:value-type="string">
            <text:list xml:id="list1117350209" text:style-name="WW8Num6">
              <text:list-item>
                <text:p text:style-name="P14"/>
              </text:list-item>
            </text:list>
          </table:table-cell>
        </table:table-row>
        <table:table-row table:style-name="Tabela6.2">
          <table:table-cell table:style-name="Tabela6.A1" office:value-type="string">
            <text:p text:style-name="Table">Passos</text:p>
          </table:table-cell>
          <table:table-cell table:style-name="Tabela6.B1" office:value-type="string">
            <text:list xml:id="list3544456265" text:style-name="WW8Num14">
              <text:list-item>
                <text:p text:style-name="P15"/>
              </text:list-item>
            </text:list>
          </table:table-cell>
        </table:table-row>
      </table:table>
      <text:h text:style-name="P5" text:outline-level="7"/>
      <text:h text:style-name="P4" text:outline-level="6">Mensage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">ID</text:p>
          </table:table-cell>
          <table:table-cell table:style-name="Tabela7.B1" office:value-type="string">
            <text:p text:style-name="Table">Descrição</text:p>
          </table:table-cell>
        </table:table-row>
        <table:table-row table:style-name="Tabela7.1">
          <table:table-cell table:style-name="Tabela7.A1" office:value-type="string">
            <text:p text:style-name="Table">MSG-01</text:p>
          </table:table-cell>
          <table:table-cell table:style-name="Tabela7.B1" office:value-type="string">
            <text:p text:style-name="P18">Usuário não cadastrado</text:p>
          </table:table-cell>
        </table:table-row>
        <table:table-row table:style-name="Tabela7.1">
          <table:table-cell table:style-name="Tabela7.A1" office:value-type="string">
            <text:p text:style-name="Table">MSG-02</text:p>
          </table:table-cell>
          <table:table-cell table:style-name="Tabela7.B1" office:value-type="string">
            <text:p text:style-name="P19">Usuário logado com sucesso!</text:p>
          </table:table-cell>
        </table:table-row>
        <table:table-row table:style-name="Tabela7.1">
          <table:table-cell table:style-name="Tabela7.A1" office:value-type="string">
            <text:p text:style-name="P16"/>
          </table:table-cell>
          <table:table-cell table:style-name="Tabela7.B1" office:value-type="string">
            <text:p text:style-name="P16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capa-autor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2pt" fo:language="none" fo:country="none" fo:font-style="italic" style:letter-kerning="true" style:font-size-asian="12pt" style:language-asian="none" style:country-asian="none" style:font-style-asian="italic"/>
    </style:style>
    <style:style style:name="Com_20_marcadores" style:display-name="Com marcadores" style:family="paragraph" style:parent-style-name="List" style:list-style-name="WW8Num10">
      <style:paragraph-properties fo:margin-top="0.141cm" fo:margin-bottom="0.282cm" loext:contextual-spacing="false">
        <style:tab-stops/>
      </style:paragraph-properties>
    </style:style>
    <style:style style:name="Numerada" style:family="paragraph" style:parent-style-name="List" style:list-style-name="WW8Num3">
      <style:paragraph-properties fo:margin-left="1.27cm" fo:margin-right="0cm" fo:margin-top="0.141cm" fo:margin-bottom="0.282cm" loext:contextual-spacing="false" fo:text-indent="-0.635cm" style:auto-text-indent="false">
        <style:tab-stops/>
      </style:paragraph-properties>
    </style:style>
    <style:style style:name="Illustration" style:family="paragraph" style:parent-style-name="Text_20_body" style:next-style-name="Caption" style:class="extr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loext:contextual-spacing="false" fo:text-indent="-0.762cm" style:auto-text-indent="false"/>
    </style:style>
    <style:style style:name="Texto_20_de_20_comentário" style:display-name="Texto de comentário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Numerada_20_2" style:display-name="Numerada 2" style:family="paragraph" style:parent-style-name="Numerada" style:list-style-name="WW8Num3">
      <style:paragraph-properties fo:margin-left="1.905cm" fo:margin-right="0cm" fo:text-indent="-0.635cm" style:auto-text-indent="false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2.54cm" fo:margin-right="0cm" fo:text-indent="-0.635cm" style:auto-text-indent="false"/>
    </style:style>
    <style:style style:name="Lista_20_de_20_continuação" style:display-name="Lista de continuação" style:family="paragraph" style:parent-style-name="List" style:list-style-name="WW8StyleNum">
      <style:paragraph-properties fo:margin-top="0.141cm" fo:margin-bottom="0.282cm" loext:contextual-spacing="false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1.905cm" fo:margin-right="0cm" fo:text-indent="-0.635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2.54cm" fo:margin-right="0cm" fo:text-indent="-0.635cm" style:auto-text-indent="false"/>
    </style:style>
    <style:style style:name="Numerada_20_3" style:display-name="Numerada 3" style:family="paragraph" style:parent-style-name="Numerada" style:list-style-name="WW8Num3">
      <style:paragraph-properties fo:margin-left="2.54cm" fo:margin-right="0cm" fo:text-indent="-0.635cm" style:auto-text-indent="false">
        <style:tab-stops/>
      </style:paragraph-properties>
    </style:style>
    <style:style style:name="Texto_20_de_20_macro" style:display-name="Texto de macro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1.905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15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Numerada_20_5" style:display-name="Numerada 5" style:family="paragraph" style:parent-style-name="Numerada" style:list-style-name="WW8Num15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 style:parent-style-name="Texto_20_de_20_comentário_20_Char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>
      <style:text-properties fo:font-size="12pt" style:font-size-asian="12pt" style:font-size-complex="12pt"/>
    </style:style>
    <style:style style:name="Título_20_6_20_Char" style:display-name="Título 6 Char" style:family="text"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outline-level-style>
      <text:outline-level-style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space" fo:text-indent="-0.00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space" fo:text-indent="0.7cm" fo:margin-left="1.19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space" fo:text-indent="-0.039cm" fo:margin-left="2.54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space" fo:text-indent="-0.074cm" fo:margin-left="3.175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606cm" fo:text-indent="-0.109cm" fo:margin-left="3.81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ção dos Requisitos do Softwar</text:span>e</text:p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MP2"><draw:frame draw:style-name="Mfr1" draw:name="Quadro1" text:anchor-type="paragraph" svg:y="0.002cm" draw:z-index="0"><draw:text-box fo:min-height="0.058cm" fo:min-width="0cm"><text:p text:style-name="Footer"><text:span text:style-name="Page_20_Number"><text:page-number text:select-page="current">0</text:page-number></text:span></text:p></draw:text-box></draw:frame>Geidivan J. de Brito</text:p>
        <text:p text:style-name="Standard"/>
      </style:footer>
      <style:footer-first>
        <text:p text:style-name="Footer"/>
      </style:footer-first>
      <style:footer-left>
        <text:p text:style-name="Footer"><draw:frame draw:style-name="Mfr1" draw:name="Quadro2" text:anchor-type="paragraph" svg:y="0.002cm" draw:z-index="0"><draw:text-box fo:min-height="0.058cm" fo:min-width="0cm"><text:p text:style-name="Footer"><text:span text:style-name="Page_20_Number"><text:page-number text:select-page="current">2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e Software</dc:title>
    <dc:subject>Praxis 2.0</dc:subject>
    <dc:description>Gabarito para Especificação de Requisitos de Software</dc:description>
    <meta:initial-creator>Geidivan</meta:initial-creator>
    <meta:creation-date>2017-10-23T08:33:00</meta:creation-date>
    <dc:date>2017-10-31T22:37:44.408000000</dc:date>
    <meta:editing-cycles>9</meta:editing-cycles>
    <meta:editing-duration>PT11M4S</meta:editing-duration>
    <meta:generator>LibreOffice/5.3.3.2$Windows_x86 LibreOffice_project/3d9a8b4b4e538a85e0782bd6c2d430bafe583448</meta:generator>
    <meta:document-statistic meta:table-count="7" meta:image-count="0" meta:object-count="0" meta:page-count="2" meta:paragraph-count="44" meta:word-count="160" meta:character-count="945" meta:non-whitespace-character-count="846"/>
  </office:meta>
</office:document-meta>
</file>